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)" style:num-format="i" text:start-value="100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rick Trinkle</text:p>
      <text:p text:style-name="P1">CMSC611 Fall 2008</text:p>
      <text:p text:style-name="P1">HW 2</text:p>
      <text:p text:style-name="P2"/>
      <text:p text:style-name="P2">2.5</text:p>
      <text:p text:style-name="P2">a) Suppose offsets can be 0, 8, 16, or 24 bits (including the sign bit); what is the average length of an executed instruction?</text:p>
      <text:p text:style-name="P2"/>
      <text:p text:style-name="P2">Load 26%</text:p>
      <text:p text:style-name="P2">Store 10%</text:p>
      <text:p text:style-name="P2">Branch 12% + Jump 1% + Call 1%</text:p>
      <text:p text:style-name="P2"/>
      <text:p text:style-name="P2">How often (frequencies)</text:p>
      <text:p text:style-name="P2"><text:tab/>0: (36% * 30.4% + 14% * 0.1%) * 16 = 1.773440</text:p>
      <text:p text:style-name="P2"><text:tab/>8: (36% * 41.2% + 14% * 90.4%) * 24 = 6.597120</text:p>
      <text:p text:style-name="P2"><text:tab/>16: (36% * 28.4% + 14% * 9%) * 32 = 3.674880</text:p>
      <text:p text:style-name="P2"><text:tab/>24: (36% * 0% + 14% * 0%) * 40 = 0</text:p>
      <text:p text:style-name="P2"><text:tab/>Other: (50%) * 16 = 8.00</text:p>
      <text:p text:style-name="P2"><text:tab/></text:p>
      <text:p text:style-name="P2"><text:tab/>Sum for the average: 20.05</text:p>
      <text:p text:style-name="P2"><text:tab/>Approximately 20 bits on average.</text:p>
      <text:p text:style-name="P2"/>
      <text:p text:style-name="P2">b) Suppose we want a fixed length instruction, we chose 24 bits. <text:s/>For every offset &gt;8 bits, additional instructions are required. <text:s/>Determine the instruction bytes fetched this machine in the 2 scenarios (fixed and variable length).</text:p>
      <text:p text:style-name="P2"/>
      <text:p text:style-name="P2"><text:tab/>Variable Length: 2.51 bytes per instruction. (See math from a).</text:p>
      <text:p text:style-name="P2"/>
      <text:p text:style-name="P2"><text:tab/>Fixed length &gt; 8 bits require an additional arithmetic operation which is another 24 bits (because all operations are).</text:p>
      <text:p text:style-name="P2"/>
      <text:p text:style-name="P2"><text:tab/>(11.0840% + 27.4880% + 50%) * 3 bytes = 2.65716</text:p>
      <text:p text:style-name="P2"><text:tab/>(11.484%) * 6 bytes = 0.68904</text:p>
      <text:p text:style-name="P2"><text:tab/>Total: <text:tab/>3.3462 bytes on average.</text:p>
      <text:p text:style-name="P2"/>
      <text:list text:style-name="L1">
        <text:list-header>
          <text:p text:style-name="P4">The fixed length is 3.34 bytes versus 2.51 bytes</text:p>
        </text:list-header>
      </text:list>
      <text:p text:style-name="P2"/>
      <text:p text:style-name="P2">c) Suppose we use a fixed offset length of 24 bits, so no additional instruction is ever required.</text:p>
      <text:p text:style-name="P2"/>
      <text:p text:style-name="P2"><text:tab/>So others are 16 bits, load/store/branch are 40 bits.</text:p>
      <text:p text:style-name="P2"/>
      <text:p text:style-name="P2"><text:tab/>(36% + 10% + 14%) * 40 = 24</text:p>
      <text:p text:style-name="P2"><text:tab/>(50%) * 16 = 8</text:p>
      <text:p text:style-name="P2"><text:tab/>32 bits, 4 bytes</text:p>
      <text:p text:style-name="P2"/>
      <text:p text:style-name="P2"><text:tab/>This scenario produces worse results than with my method with part b. <text:s/>It appears variable length has the lowest average bytes per instruction.</text:p>
      <text:p text:style-name="P2"/>
      <text:p text:style-name="P2"/>
      <text:p text:style-name="P2"/>
      <text:p text:style-name="P2"><text:soft-page-break/></text:p>
      <text:p text:style-name="P2"/>
      <text:p text:style-name="P2">2.12</text:p>
      <text:p text:style-name="P2"><text:tab/>Consider adding a new addressing mode to MIPS. <text:s/>The mode adds 2 registers and an 11-bit signed offset.</text:p>
      <text:p text:style-name="P2"/>
      <text:p text:style-name="P2">2 instructions are replaced by 1 (that handles the offsets for 10% of displacement load/stores).</text:p>
      <text:p text:style-name="P2"/>
      <text:p text:style-name="P2">a) Assume that the addressing mode can be used for 10% of the displacement load/stores. <text:s/>What is the ratio of instruction count on the enhanced MIPS compared to the original?</text:p>
      <text:p text:style-name="P2"/>
      <text:p text:style-name="P2"><text:tab/>New addressing mode can be used for 10% of displacement addressing instructions.</text:p>
      <text:p text:style-name="P2"><text:tab/>This is an improvement of 10% of the 36% of instructions. <text:s/>(3.6% improved)</text:p>
      <text:p text:style-name="P2"/>
      <text:p text:style-name="P2"><text:tab/>This means 10% went from requiring 2 instructions to 1. <text:s/>That is ½ the instructions for 10% of 36% of the total. <text:s/>3.6% was improved by 100% → 1.8% less instructions.</text:p>
      <text:p text:style-name="P2"/>
      <text:p text:style-name="P2"><text:tab/>(100-1.8)/100 = .982</text:p>
      <text:p text:style-name="P2"/>
      <text:p text:style-name="P2"><text:tab/>.982 of the instructions.</text:p>
      <text:p text:style-name="P2"/>
      <text:p text:style-name="P2">b) The total execution time will reveal if this system is faster if the clock cycle is lengthened by 5%.</text:p>
      <text:p text:style-name="P2"/>
      <text:p text:style-name="P2"><text:tab/>execution time = instructions * CPI * clock cycle time</text:p>
      <text:p text:style-name="P2"/>
      <text:p text:style-name="P2"><text:tab/>original = 100 * CPI * clocktime</text:p>
      <text:p text:style-name="P2"><text:tab/>new = 98.2 * CPI * 1.05clocktime</text:p>
      <text:p text:style-name="P2"/>
      <text:p text:style-name="P2"><text:tab/>(100 * 100) / (98.2 * 105) = 0.9698</text:p>
      <text:p text:style-name="P2"/>
      <text:p text:style-name="P2"><text:tab/>= 10000/10311 → original was faster by 1.031x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trick Trinkle</meta:initial-creator>
    <meta:creation-date>2008-09-30T19:20:00</meta:creation-date>
    <dc:creator>Patrick Trinkle</dc:creator>
    <dc:date>2008-09-30T20:50:39</dc:date>
    <meta:editing-cycles>3</meta:editing-cycles>
    <meta:editing-duration>PT36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5" meta:word-count="415" meta:character-count="2480"/>
  </office:meta>
</office:document-meta>
</file>